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c92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ac92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ضُّحۭيٰ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ڤضُّحۭـيٰ </text:span><text:span text:style-name="T3">(1)</text:span><text:span text:style-name="T2"> وَاليْلِ إِذَا سَجۭيٰ </text:span><text:span text:style-name="T3">(2)</text:span><text:span text:style-name="T2"> مَا وَدَّعَــكَ رَبُّــكَ وَمَا قَلۭيٰؐ </text:span><text:span text:style-name="T3">(3)</text:span><text:span text:style-name="T2"> وَلَلاَخِرَةُ خَيْرٌ لَّكَ مِــنَ </text:span><text:span text:style-name="T5">۰</text:span><text:span text:style-name="T2">لاُولۭيٰؐ </text:span><text:span text:style-name="T3">(4)</text:span><text:span text:style-name="T2"> وَلَسَوْفَ يُعْطِيــكَ رَبُّــكَ فَتَرْضۭـيٰٓؐ </text:span><text:span text:style-name="T3">(5)</text:span><text:span text:style-name="T2"> أَلَمْ يَجِدْكككَ يَتِيماً فَـَٔاوۭيٰ </text:span><text:span text:style-name="T3">(6)</text:span><text:span text:style-name="T2"> وَوَجَدَكككَ ضَآلًاّ فَهَدۭيييٰ </text:span><text:span text:style-name="T3">(7)</text:span><text:span text:style-name="T2"> وَوَجَدَكككَ عَآئِلًا فَأَغْنۭيٰؐ </text:span><text:span text:style-name="T3">(8)</text:span><text:span text:style-name="T2"> فَأَمَّا </text:span><text:span text:style-name="T5">۰</text:span><text:span text:style-name="T2">لْيَتِيمَ فَلاَ تَقْهَرْؐ </text:span><text:span text:style-name="T3">(9)</text:span><text:span text:style-name="T2"> وَأَمَّا </text:span><text:span text:style-name="T5">۰</text:span><text:span text:style-name="T2">لسَّآئِلَ فَلاَ تَنْهَرْؐ </text:span><text:span text:style-name="T3">(10)</text:span><text:span text:style-name="T2"> وَأَمَّا بِنِعْمَةِ رَبِّــكَ فَحَدِّثَ </text:span><text:span text:style-name="T3">(11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2:42.320803345</meta:creation-date>
    <dc:date>2025-03-03T14:42:50.220624243</dc:date>
    <meta:editing-duration>PT10S</meta:editing-duration>
    <meta:editing-cycles>1</meta:editing-cycles>
    <meta:document-statistic meta:table-count="0" meta:image-count="0" meta:object-count="0" meta:page-count="1" meta:paragraph-count="2" meta:word-count="57" meta:character-count="309" meta:non-whitespace-character-count="253"/>
    <meta:generator>LibreOffice/24.8.2.1$Linux_X86_64 LibreOffice_project/0f794b6e29741098670a3b95d60478a65d05ef13</meta:generator>
  </office:meta>
</office:document-meta>
</file>